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start" style:justify-single-word="false" fo:break-before="pag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ram, Matthew, Stew, Tony <text:span text:style-name="T1">(needs revision)</text:span></text:p>
      <text:p text:style-name="P2"/>
      <text:p text:style-name="P5">Purpose </text:p>
      <text:p text:style-name="P2"/>
      <text:p text:style-name="P2">This document includes both the Requirement Analysis Document and System Design Specification of the prototype for VSO website. Only a portion of the website(Purchasing ticket/subscription) is being redesigned and prototyped, user should not expect a full implementation of the website's functionality.</text:p>
      <text:p text:style-name="P5"/>
      <text:p text:style-name="P2"><text:span text:style-name="T2">Introduction</text:span></text:p>
      <text:p text:style-name="P2"/>
      <text:p text:style-name="P2">This document describes the design process and prototype specification of the newly designed ticket-purchasing section of the VSO website. It includes the following sections:</text:p>
      <text:list xml:id="list1007813676167708534" text:style-name="L2">
        <text:list-item>
          <text:p text:style-name="P3">Prototype design Approach and Goals</text:p>
        </text:list-item>
        <text:list-item>
          <text:p text:style-name="P3">Prototype analysis and design</text:p>
        </text:list-item>
        <text:list-item>
          <text:p text:style-name="P3">Executable system requirement specification</text:p>
        </text:list-item>
        <text:list-item>
          <text:p text:style-name="P3">Executable use-cases</text:p>
        </text:list-item>
        <text:list-item>
          <text:p text:style-name="P3">Executable object analysis and design</text:p>
        </text:list-item>
        <text:list-item>
          <text:p text:style-name="P3">Deliverable user manual/documentation</text:p>
        </text:list-item>
      </text:list>
      <text:p text:style-name="P2"/>
      <text:p text:style-name="P2"><text:span text:style-name="T2">I. Prototype Design Goal</text:span> <text:span text:style-name="T1">(each bullet point needs to be BSed a lot further)</text:span></text:p>
      <text:list xml:id="list8133092057100193001" text:style-name="L3">
        <text:list-item>
          <text:p text:style-name="P4">Minimalism Design</text:p>
        </text:list-item>
        <text:list-item>
          <text:p text:style-name="P4">Eliminate potential user errors/confusions</text:p>
        </text:list-item>
        <text:list-item>
          <text:p text:style-name="P4">Avoid skeuomorphism as much as possible. Employ <text:s/>flat design as much as needed.</text:p>
        </text:list-item>
        <text:list-item>
          <text:p text:style-name="P4">Avoid alternation to the colour scheme and typography style of the original VSO site, maintain a unified DNA with the original website.</text:p>
        </text:list-item>
      </text:list>
      <text:p text:style-name="P2"/>
      <text:p text:style-name="P2"/>
      <text:p text:style-name="P5">II. Prototype analysis and design</text:p>
      <text:p text:style-name="P6">(stew, this is basically your analysis/critiques re-worded. Plus the description of the design/design-process you came up with using Pencil)</text:p>
      <text:p text:style-name="P6"/>
      <text:p text:style-name="P6"/>
      <text:p text:style-name="P6"/>
      <text:p text:style-name="P9">III. Executable system requirement specification <text:span text:style-name="T3">(needs more paragraphs explaining each NFR)</text:span></text:p>
      <text:p text:style-name="P7"/>
      <text:p text:style-name="P7">This system provides the users a graphic user interface that represents the newly designed prototype. It thoroughly presents the user an prototype interface in which the user could interact with. It also has basic web browsing elements, such as back, forward, refresh functionality, which provides more realistic usability experience and accurate user feedback.</text:p>
      <text:p text:style-name="P7"/>
      <text:p text:style-name="P6">Extra: This system also has an option to show usability heuristics overlaying on top of the current web page, that briefly explains the usability benefits or incentives of each design element. This will give the prototype reviewer/user a clear understanding to the overall design concept, without reading through documentation.</text:p>
      <text:p text:style-name="P6"/>
      <text:p text:style-name="P9"/>
      <text:p text:style-name="P10"/>
      <text:p text:style-name="P9">IV. Executable use-cases </text:p>
      <text:list xml:id="list5066110106626734550" text:style-name="L5">
        <text:list-item>
          <text:p text:style-name="P8">User <text:s/>clicks “back”/ “forward” <text:s/>and system should behave the same way as a traditional browser.</text:p>
        </text:list-item>
        <text:list-item>
          <text:p text:style-name="P8">User scrolls around a web page if its content is too big to fit in the current system window size.</text:p>
        </text:list-item>
        <text:list-item>
          <text:p text:style-name="P8">User clicks web contents within each page.</text:p>
        </text:list-item>
        <text:list-item>
          <text:p text:style-name="P8">User clicks the “show heuristics” button to see the incentives behind each design element of the current web page.</text:p>
        </text:list-item>
        <text:list-item>
          <text:p text:style-name="P8">User asks for help when having trouble navigates the system.</text:p>
        </text:list-item>
        <text:list-item>
          <text:p text:style-name="P8">Developer reviews the interactions done by user, by looking at an activity log that contains a sequence of user interaction since the system is started.</text:p>
        </text:list-item>
      </text:list>
      <text:p text:style-name="P7"/>
      <text:p text:style-name="P9">V. Executable object analysis and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SO Prototype Specification and Design Document <text:span text:style-name="MT1">(the entire document needs formatt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0T19:55:17.58</meta:creation-date>
    <dc:date>2013-02-10T21:30:23.52</dc:date>
    <meta:editing-duration>PT1H17M42S</meta:editing-duration>
    <meta:editing-cycles>4</meta:editing-cycles>
    <meta:generator>OpenOffice.org/3.4.1$Win32 OpenOffice.org_project/341m1$Build-9593</meta:generator>
    <meta:document-statistic meta:table-count="0" meta:image-count="0" meta:object-count="0" meta:page-count="2" meta:paragraph-count="30" meta:word-count="420" meta:character-count="2773"/>
  </office:meta>
</office:document-meta>
</file>